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0018" officeooo:paragraph-rsid="00070018"/>
    </style:style>
    <style:style style:name="P2" style:family="paragraph" style:parent-style-name="Standard">
      <style:text-properties officeooo:rsid="00070018" officeooo:paragraph-rsid="0009c05e"/>
    </style:style>
    <style:style style:name="P3" style:family="paragraph" style:parent-style-name="Standard">
      <style:text-properties officeooo:rsid="0009c05e" officeooo:paragraph-rsid="0009c0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iet eens alle zaken krijgen een ECLI…</text:p>
      <text:p text:style-name="P3"/>
      <text:p text:style-name="P2">Er kan ook gedacht worden aan een opt-out verzoek. Procespartijen kunnen aangeven dat ze hun uitspraak niet gepubliceerd willen zien worden. Zulke verzoeken worden case-by-case basis meegenomen.</text:p>
      <text:p text:style-name="P1"/>
      <text:p text:style-name="P1">Nemen we 2020 als voorbeeld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14:04:15.710205311</meta:creation-date>
    <dc:date>2021-05-06T23:53:59.787334417</dc:date>
    <meta:editing-duration>PT3H26M4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" meta:word-count="39" meta:character-count="260" meta:non-whitespace-character-count="224"/>
  </office:meta>
</office:document-meta>
</file>